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780373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3/2024 22:33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3/2024 22:33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3/2024 22:33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9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3/2024 22:33</meta:date-string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meta:date-string>07/23/2024 22:33</meta:date-string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meta:date-string>07/23/2024 22:33</meta:date-string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meta:date-string>07/23/2024 22:33</meta:date-string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0" draw:text-style-name="P4" svg:width="1.1413in" svg:height="0.7083in" svg:x="0.6146in" svg:y="0.3874in" draw:caption-point-x="-0.2402in" draw:caption-point-y="0.5945in">
              <dc:creator>Unknown Author</dc:creator>
              <meta:date-string>07/23/2024 22:33</meta:date-string>
              <text:p text:style-name="P3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0" draw:text-style-name="P4" svg:width="1.1413in" svg:height="0.7083in" svg:x="0.6146in" svg:y="0.5787in" draw:caption-point-x="-0.2402in" draw:caption-point-y="0.5945in">
              <dc:creator>Unknown Author</dc:creator>
              <meta:date-string>07/23/2024 22:33</meta:date-string>
              <text:p text:style-name="P3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0" draw:text-style-name="P4" svg:width="1.1413in" svg:height="0.7083in" svg:x="0.6146in" svg:y="11.8874in" draw:caption-point-x="-0.2402in" draw:caption-point-y="0.5945in">
              <meta:date-string>07/23/2024 22:33</meta:date-string>
              <text:p text:style-name="P5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0" draw:text-style-name="P4" svg:width="1.1413in" svg:height="0.7083in" svg:x="0.6146in" svg:y="12.0787in" draw:caption-point-x="-0.2402in" draw:caption-point-y="0.5945in">
              <meta:date-string>07/23/2024 22:33</meta:date-string>
              <text:p text:style-name="P5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0" draw:text-style-name="P4" svg:width="1.1413in" svg:height="0.7083in" svg:x="0.6146in" svg:y="14.9539in" draw:caption-point-x="-0.2402in" draw:caption-point-y="0.5945in">
              <meta:date-string>07/23/2024 22:33</meta:date-string>
              <text:p text:style-name="P5"><text:span text:style-name="T2">Now You See Me</text:span>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3">
          <table:table-cell table:style-name="ce9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meta:date-string>07/23/2024 22:33</meta:date-string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2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meta:date-string>07/23/2024 22:33</meta:date-string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2" calcext:value-type="float">
            <office:annotation draw:style-name="gr9" draw:text-style-name="P2" svg:width="2.1941in" svg:height="0.3744in" svg:x="0.5346in" svg:y="39.0689in" draw:caption-point-x="-0.1602in" draw:caption-point-y="-0.3193in">
              <dc:creator>Unknown Author</dc:creator>
              <meta:date-string>07/23/2024 22:33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3" calcext:value-type="float">
            <office:annotation draw:style-name="gr9" draw:text-style-name="P2" svg:width="2.1941in" svg:height="0.3744in" svg:x="0.5346in" svg:y="39.2657in" draw:caption-point-x="-0.1602in" draw:caption-point-y="-0.3193in">
              <dc:creator>Unknown Author</dc:creator>
              <meta:date-string>07/23/2024 22:33</meta:date-string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4" calcext:value-type="float">
            <office:annotation draw:style-name="gr9" draw:text-style-name="P2" svg:width="2.1941in" svg:height="0.3744in" svg:x="0.5346in" svg:y="39.4618in" draw:caption-point-x="-0.1602in" draw:caption-point-y="-0.3189in">
              <dc:creator>Unknown Author</dc:creator>
              <meta:date-string>07/23/2024 22:33</meta:date-string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5" calcext:value-type="float">
            <office:annotation draw:style-name="gr9" draw:text-style-name="P2" svg:width="2.1941in" svg:height="0.3744in" svg:x="0.5346in" svg:y="39.6587in" draw:caption-point-x="-0.1602in" draw:caption-point-y="-0.3193in">
              <dc:creator>Unknown Author</dc:creator>
              <meta:date-string>07/23/2024 22:33</meta:date-string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6" calcext:value-type="float">
            <office:annotation draw:style-name="gr1" draw:text-style-name="P2" svg:width="2.1941in" svg:height="0.3748in" svg:x="0.5346in" svg:y="39.8547in" draw:caption-point-x="-0.1602in" draw:caption-point-y="-0.3189in">
              <dc:creator>Unknown Author</dc:creator>
              <meta:date-string>07/23/2024 22:33</meta:date-string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9" draw:text-style-name="P2" svg:width="2.1941in" svg:height="0.3744in" svg:x="0.5346in" svg:y="40.0516in" draw:caption-point-x="-0.1602in" draw:caption-point-y="-0.3193in">
              <dc:creator>Unknown Author</dc:creator>
              <meta:date-string>07/23/2024 22:33</meta:date-string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9" draw:text-style-name="P2" svg:width="2.1941in" svg:height="0.3744in" svg:x="0.5346in" svg:y="40.2433in" draw:caption-point-x="-0.1602in" draw:caption-point-y="-0.3193in">
              <dc:creator>Unknown Author</dc:creator>
              <meta:date-string>07/23/2024 22:33</meta:date-string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3/2024 22:33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3/2024 22:33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3/2024 22:33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3/2024 22:33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3/2024 22:33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3/2024 22:33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3/2024 22:33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3/2024 22:33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7/23/2024 22:3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3/2024 22:33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3/2024 22:33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3/2024 22:33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3/2024 22:33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3/2024 22:33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3/2024 22:33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3/2024 22:33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3/2024 22:33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7/23/2024 22:33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3/2024 22:33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3/2024 22:33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3/2024 22:33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3/2024 22:33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3/2024 22:33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3/2024 22:33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3/2024 22:33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7/23/2024 22:33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3/2024 22:33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3/2024 22:33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3/2024 22:33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office:forms form:automatic-focus="false" form:apply-design-mode="false"/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office:forms form:automatic-focus="false" form:apply-design-mode="false"/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4" table:number-rows-repeated="1047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_)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mors" style:display-name="PageStyle_Arm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7-24T05:43:22.194000000</dc:date>
    <meta:editing-cycles>17</meta:editing-cycles>
    <meta:editing-duration>PT11H56M54S</meta:editing-duration>
    <meta:generator>LibreOffice/24.2.4.2$Windows_X86_64 LibreOffice_project/51a6219feb6075d9a4c46691dcfe0cd9c4fff3c2</meta:generator>
    <meta:document-statistic meta:table-count="12" meta:cell-count="7863" meta:object-count="0"/>
    <meta:user-defined meta:name="AppVersion">15.0000</meta:user-defined>
  </office:meta>
</office:document-meta>
</file>